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2.421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1.147cm" fo:min-width="2.421cm"/>
      <style:paragraph-properties style:writing-mode="lr-tb"/>
    </style:style>
    <style:style style:name="gr4" style:family="graphic" style:parent-style-name="standard">
      <style:graphic-properties draw:fill-color="#ea7500" draw:textarea-horizontal-align="justify" draw:textarea-vertical-align="middle" draw:auto-grow-height="false" fo:min-height="1.147cm" fo:min-width="2.42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  <style:text-properties fo:color="#ffffff"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loext:graphic-properties draw:fill-color="#729fcf"/>
      <style:paragraph-properties fo:text-align="center"/>
      <style:text-properties fo:color="#ffffff" fo:font-size="8pt" style:font-size-asian="8pt" style:font-size-complex="8pt"/>
    </style:style>
    <style:style style:name="P4" style:family="paragraph">
      <loext:graphic-properties draw:fill-color="#ea7500"/>
      <style:paragraph-properties fo:text-align="center"/>
      <style:text-properties fo:color="#ffffff" fo:font-size="8pt" style:font-size-asian="8pt" style:font-size-complex="8pt"/>
    </style:style>
    <style:style style:name="P5" style:family="paragraph">
      <loext:graphic-properties draw:fill="none" draw:fill-color="#ffffff"/>
      <style:text-properties fo:font-size="7pt" style:font-size-asian="7pt" style:font-size-complex="7pt"/>
    </style:style>
    <style:style style:name="T1" style:family="text">
      <style:text-properties fo:color="#ffffff" fo:font-size="8pt" style:font-size-asian="8pt" style:font-size-complex="8pt"/>
    </style:style>
    <style:style style:name="T2" style:family="text">
      <style:text-properties fo:font-size="7pt" fo:font-style="italic" style:font-size-asian="7pt" style:font-style-asian="italic" style:font-size-complex="7pt" style:font-style-complex="italic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21cm" svg:height="1.397cm" svg:x="2.778cm" svg:y="4.048cm">
          <text:p text:style-name="P1"><text:span text:style-name="T1">CSVExtra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921cm" svg:height="1.397cm" svg:x="2.778cm" svg:y="8.366cm">
          <text:p text:style-name="P2"><text:span text:style-name="T1">ParallelSQLExtra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921cm" svg:height="1.397cm" svg:x="2.778cm" svg:y="6.207cm">
          <text:p text:style-name="P1"><text:span text:style-name="T1">MYSQLExtra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921cm" svg:height="1.397cm" svg:x="13.835cm" svg:y="3.267cm">
          <text:p text:style-name="P1"><text:span text:style-name="T1">SampleJobRu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921cm" svg:height="1.397cm" svg:x="8.82cm" svg:y="6.207cm">
          <text:p text:style-name="P1"><text:span text:style-name="T1">SampleJobConfi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2.921cm" svg:height="1.397cm" svg:x="22.336cm" svg:y="6.18cm">
          <text:p text:style-name="P1"><text:span text:style-name="T1">SparkETLApplication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5.699cm" svg:y1="4.746cm" svg:x2="8.82cm" svg:y2="6.905cm" draw:start-shape="id1" draw:start-glue-point="1" draw:end-shape="id2" draw:end-glue-point="3" svg:d="M5699 4746h1560v2159h1561" svg:viewBox="0 0 3122 2160">
          <text:p/>
        </draw:connector>
        <draw:connector draw:style-name="gr2" draw:text-style-name="P2" draw:layer="layout" svg:x1="5.699cm" svg:y1="6.905cm" svg:x2="8.82cm" svg:y2="6.905cm" draw:start-shape="id3" draw:start-glue-point="1" draw:end-shape="id2" draw:end-glue-point="3" svg:d="M5699 6905h3121" svg:viewBox="0 0 3122 1">
          <text:p/>
        </draw:connector>
        <draw:connector draw:style-name="gr2" draw:text-style-name="P2" draw:layer="layout" svg:x1="5.699cm" svg:y1="9.064cm" svg:x2="8.82cm" svg:y2="6.905cm" draw:start-shape="id4" draw:start-glue-point="1" draw:end-shape="id2" draw:end-glue-point="3" svg:d="M5699 9064h1560v-2159h1561" svg:viewBox="0 0 3122 2160">
          <text:p/>
        </draw:connector>
        <draw:custom-shape draw:style-name="gr3" draw:text-style-name="P3" xml:id="id5" draw:id="id5" draw:layer="layout" svg:width="2.921cm" svg:height="1.397cm" svg:x="13.862cm" svg:y="10.722cm">
          <text:p text:style-name="P1"><text:span text:style-name="T1">IExtractor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.778cm" svg:y1="4.746cm" svg:x2="13.862cm" svg:y2="11.42cm" draw:start-shape="id1" draw:start-glue-point="3" draw:end-shape="id5" draw:end-glue-point="3" svg:d="M2778 4746h-502v6674h11586" svg:viewBox="0 0 11587 6675">
          <text:p/>
        </draw:connector>
        <draw:connector draw:style-name="gr2" draw:text-style-name="P2" draw:layer="layout" svg:x1="2.778cm" svg:y1="6.905cm" svg:x2="13.862cm" svg:y2="11.42cm" draw:start-shape="id3" draw:start-glue-point="3" draw:end-shape="id5" draw:end-glue-point="3" svg:d="M2778 6905h-502v4515h11586" svg:viewBox="0 0 11587 4516">
          <text:p/>
        </draw:connector>
        <draw:connector draw:style-name="gr2" draw:text-style-name="P2" draw:layer="layout" svg:x1="2.778cm" svg:y1="9.064cm" svg:x2="13.862cm" svg:y2="11.42cm" draw:start-shape="id4" draw:start-glue-point="3" draw:end-shape="id5" draw:end-glue-point="3" svg:d="M2778 9064h-502v2356h11586" svg:viewBox="0 0 11587 2357">
          <text:p/>
        </draw:connector>
        <draw:custom-shape draw:style-name="gr4" draw:text-style-name="P4" xml:id="id6" draw:id="id6" draw:layer="layout" svg:width="2.921cm" svg:height="1.397cm" svg:x="8.792cm" svg:y="3.286cm">
          <text:p text:style-name="P1"><text:span text:style-name="T1">AbstractModul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252cm" svg:y1="4.683cm" svg:x2="10.28cm" svg:y2="6.207cm" draw:start-shape="id6" draw:start-glue-point="2" draw:end-shape="id2" draw:end-glue-point="0" svg:d="M10252 4683v761h28v763" svg:viewBox="0 0 29 1525">
          <text:p/>
        </draw:connector>
        <draw:custom-shape draw:style-name="gr4" draw:text-style-name="P4" xml:id="id7" draw:id="id7" draw:layer="layout" svg:width="2.921cm" svg:height="1.397cm" svg:x="13.881cm" svg:y="6.207cm">
          <text:p text:style-name="P1"><text:span text:style-name="T1">Guic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1.741cm" svg:y1="6.905cm" svg:x2="13.881cm" svg:y2="6.905cm" draw:start-shape="id2" draw:start-glue-point="1" draw:end-shape="id7" draw:end-glue-point="3" svg:d="M11741 6905h2140" svg:viewBox="0 0 2141 1">
          <text:p/>
        </draw:connector>
        <draw:connector draw:style-name="gr2" draw:text-style-name="P2" draw:layer="layout" svg:x1="15.295cm" svg:y1="4.664cm" svg:x2="15.341cm" svg:y2="6.207cm" draw:start-shape="id8" draw:start-glue-point="2" draw:end-shape="id7" draw:end-glue-point="0" svg:d="M15295 4664v771h46v772" svg:viewBox="0 0 47 1544">
          <text:p/>
        </draw:connector>
        <draw:connector draw:style-name="gr2" draw:text-style-name="P2" draw:layer="layout" svg:x1="15.341cm" svg:y1="7.604cm" svg:x2="15.322cm" svg:y2="10.722cm" draw:start-shape="id7" draw:start-glue-point="2" draw:end-shape="id5" draw:end-glue-point="0" svg:d="M15341 7604v1558h-19v1560" svg:viewBox="0 0 20 3119">
          <text:p/>
        </draw:connector>
        <draw:connector draw:style-name="gr2" draw:text-style-name="P2" draw:layer="layout" svg:x1="16.802cm" svg:y1="6.905cm" svg:x2="22.336cm" svg:y2="6.878cm" draw:start-shape="id7" draw:start-glue-point="1" draw:end-shape="id9" draw:end-glue-point="3" svg:d="M16802 6905h2766v-27h2768" svg:viewBox="0 0 5535 28">
          <text:p/>
        </draw:connector>
        <draw:frame draw:style-name="gr5" draw:text-style-name="P5" draw:layer="layout" svg:width="5.85cm" svg:height="1.076cm" svg:x="7.85cm" svg:y="8.052cm">
          <draw:text-box>
            <text:p><text:span text:style-name="T2">SampleJobconfig</text:span><text:span text:style-name="T3"> binding the </text:span><text:span text:style-name="T2">MySQLExtractor</text:span></text:p>
            <text:p><text:span text:style-name="T3">To the interface </text:span><text:span text:style-name="T2">IExtractor</text:span><text:span text:style-name="T3"> that </text:span><text:span text:style-name="T2">SampleJobRunner</text:span></text:p>
            <text:p><text:span text:style-name="T3">contain</text:span></text:p>
          </draw:text-box>
        </draw:frame>
        <draw:frame draw:style-name="gr5" draw:text-style-name="P5" draw:layer="layout" svg:width="6.776cm" svg:height="0.801cm" svg:x="6.035cm" svg:y="10.398cm">
          <draw:text-box>
            <text:p><text:span text:style-name="T3">CS</text:span><text:span text:style-name="T3">VEx</text:span><text:span text:style-name="T3">trac</text:span><text:span text:style-name="T3">tor, </text:span><text:span text:style-name="T3">MY</text:span><text:span text:style-name="T3">SQ</text:span><text:span text:style-name="T3">LEx</text:span><text:span text:style-name="T3">trac</text:span><text:span text:style-name="T3">tor </text:span><text:span text:style-name="T3">and </text:span><text:span text:style-name="T3">Par</text:span><text:span text:style-name="T3">allel</text:span><text:span text:style-name="T3">SQ</text:span><text:span text:style-name="T3">LEx</text:span><text:span text:style-name="T3">trac</text:span><text:span text:style-name="T3">tor</text:span></text:p>
            <text:p><text:span text:style-name="T3">Impl</text:span><text:span text:style-name="T3">eme</text:span><text:span text:style-name="T3">nts </text:span><text:span text:style-name="T3">IExt</text:span><text:span text:style-name="T3">ract</text:span><text:span text:style-name="T3">or </text:span><text:span text:style-name="T3">inte</text:span><text:span text:style-name="T3">rfac</text:span><text:span text:style-name="T3">e</text:span></text:p>
          </draw:text-box>
        </draw:frame>
        <draw:frame draw:style-name="gr5" draw:text-style-name="P5" draw:layer="layout" svg:width="7.944cm" svg:height="1.901cm" svg:x="15.986cm" svg:y="7.858cm">
          <draw:text-box>
            <text:p><text:span text:style-name="T3">Guice to 2 things:</text:span></text:p>
            <text:p><text:span text:style-name="T3"/></text:p>
            <text:p><text:span text:style-name="T3">1. Call ‘createInjector’ to implement the </text:span><text:span text:style-name="T2">SampleJobConfig</text:span></text:p>
            <text:p><text:span text:style-name="T2"/></text:p>
            <text:p><text:span text:style-name="T2">2. call ‘getInstance’ to instantiate the ‘SampleJobRunner’ object and</text:span></text:p>
            <text:p><text:span text:style-name="T2">Set the ‘SampleJobRunner’ property ‘IExtractor’ as MYSQLExtractor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6T22:40:19.246161869</meta:creation-date>
    <dc:date>2021-01-26T23:13:29.536266922</dc:date>
    <meta:editing-duration>PT1M9S</meta:editing-duration>
    <meta:editing-cycles>1</meta:editing-cycles>
    <meta:generator>LibreOffice/6.4.6.2$Linux_X86_64 LibreOffice_project/40$Build-2</meta:generator>
    <meta:document-statistic meta:object-count="23"/>
  </office:meta>
</office:document-meta>
</file>